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24pt" officeooo:rsid="001b3af8" officeooo:paragraph-rsid="001b3af8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color="#ff0000" fo:font-size="15pt" officeooo:rsid="001b3af8" officeooo:paragraph-rsid="001b3af8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officeooo:paragraph-rsid="001c79fa"/>
    </style:style>
    <style:style style:name="P4" style:family="paragraph" style:parent-style-name="Standard">
      <style:paragraph-properties fo:text-align="start" style:justify-single-word="false"/>
      <style:text-properties fo:color="#000000" fo:font-size="15pt" officeooo:rsid="001b3af8" officeooo:paragraph-rsid="001b3af8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000000" fo:font-size="15pt" officeooo:rsid="001c79fa" officeooo:paragraph-rsid="001c79fa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000000" fo:font-size="15pt" style:text-underline-style="solid" style:text-underline-width="auto" style:text-underline-color="font-color" officeooo:rsid="001c79fa" officeooo:paragraph-rsid="001c79fa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5pt" officeooo:rsid="001c79fa" officeooo:paragraph-rsid="001c79fa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5pt" officeooo:rsid="001c7f1d" officeooo:paragraph-rsid="001c7f1d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5pt" style:text-underline-style="solid" style:text-underline-width="auto" style:text-underline-color="font-color" officeooo:rsid="001c79fa" officeooo:paragraph-rsid="001c79fa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5983b0" fo:font-size="15pt" fo:font-style="normal" style:text-underline-style="solid" style:text-underline-width="auto" style:text-underline-color="font-color" fo:font-weight="bold" officeooo:rsid="001b3af8" officeooo:paragraph-rsid="001b3af8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c79fa"/>
    </style:style>
    <style:style style:name="T2" style:family="text">
      <style:text-properties officeooo:rsid="001c7f1d"/>
    </style:style>
    <style:style style:name="T3" style:family="text">
      <style:text-properties fo:color="#ffff00"/>
    </style:style>
    <style:style style:name="T4" style:family="text">
      <style:text-properties fo:color="#468a1a"/>
    </style:style>
    <style:style style:name="T5" style:family="text">
      <style:text-properties fo:color="#468a1a" fo:font-weight="bold" style:font-weight-asian="bold" style:font-weight-complex="bold"/>
    </style:style>
    <style:style style:name="T6" style:family="text">
      <style:text-properties fo:color="#468a1a" fo:font-weight="bold" officeooo:rsid="001d016f" style:font-weight-asian="bold" style:font-weight-complex="bold"/>
    </style:style>
    <style:style style:name="T7" style:family="text">
      <style:text-properties fo:color="#5983b0"/>
    </style:style>
    <style:style style:name="T8" style:family="text">
      <style:text-properties fo:color="#ff0000"/>
    </style:style>
    <style:style style:name="T9" style:family="text">
      <style:text-properties fo:color="#ff0000" officeooo:rsid="001c7f1d"/>
    </style:style>
    <style:style style:name="T10" style:family="text">
      <style:text-properties fo:color="#000000" fo:font-size="15pt" officeooo:rsid="001c79fa" style:font-size-asian="13.1000003814697pt" style:font-size-complex="15pt"/>
    </style:style>
    <style:style style:name="T11" style:family="text">
      <style:text-properties fo:color="#000000" fo:font-size="15pt" officeooo:rsid="001d016f" style:font-size-asian="13.1000003814697pt" style:font-size-complex="15pt"/>
    </style:style>
    <style:style style:name="T12" style:family="text">
      <style:text-properties officeooo:rsid="001d016f"/>
    </style:style>
    <style:style style:name="T13" style:family="text">
      <style:text-properties fo:color="#00a933" fo:font-size="15pt" officeooo:rsid="001c79fa" style:font-size-asian="13.1000003814697pt" style:font-size-complex="15pt"/>
    </style:style>
    <style:style style:name="T14" style:family="text">
      <style:text-properties fo:color="#00a933" fo:font-size="15pt" officeooo:rsid="001d016f" style:font-size-asian="13.1000003814697pt" style:font-size-complex="15pt"/>
    </style:style>
    <style:style style:name="T15" style:family="text">
      <style:text-properties fo:color="#00a933" fo:font-size="15pt" fo:font-weight="bold" officeooo:rsid="001c79fa" style:font-size-asian="13.1000003814697pt" style:font-weight-asian="bold" style:font-size-complex="15pt" style:font-weight-complex="bold"/>
    </style:style>
    <style:style style:name="T16" style:family="text">
      <style:text-properties fo:color="#00a933" fo:font-size="15pt" fo:font-weight="bold" officeooo:rsid="001d016f" style:font-size-asian="13.1000003814697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LLA DOMANDA DEL CLIENTE </text:p>
      <text:p text:style-name="P2"/>
      <text:p text:style-name="P2"/>
      <text:p text:style-name="P4">Il nostro cliente è Ferraris Wellness S.P.A. che è organizzato in diverse strutture:</text:p>
      <text:p text:style-name="P10">- centri benessere;</text:p>
      <text:p text:style-name="P10">- SPA;</text:p>
      <text:p text:style-name="P10">- palestre;</text:p>
      <text:p text:style-name="P10">- centri ter<text:span text:style-name="T2">m</text:span>ali;</text:p>
      <text:p text:style-name="P4">(- eventuali hotel)</text:p>
      <text:p text:style-name="P4"/>
      <text:p text:style-name="P4">L’obiettivo principale del software è garantire il continuo utilizzo di tutte le sale.</text:p>
      <text:p text:style-name="P4">In ogni sala può operare: </text:p>
      <text:p text:style-name="P4">- un operatore <text:span text:style-name="T1">specializzato </text:span>che <text:span text:style-name="T1">riceverà un premio pari al 25% del suo stipendio;</text:span></text:p>
      <text:p text:style-name="P4">- un team di operatori <text:span text:style-name="T1">specializzati;</text:span></text:p>
      <text:p text:style-name="P5"/>
      <text:p text:style-name="P5">Avremo un’ <text:span text:style-name="T6">AMMINISTRAZIONE CENTRALE </text:span>che userà il software per le prenotazioni dei clienti (con eventuali disdette)comprendendo in esse eventuali sconti e promozioni.</text:p>
      <text:p text:style-name="P5"/>
      <text:p text:style-name="P3"><text:span text:style-name="T10">Avremo una </text:span><text:span text:style-name="T15">D</text:span><text:span text:style-name="T16">IREZIONE LOCALE</text:span><text:span text:style-name="T10"> che gestirà i turni di lavoro e le eventuali sostituzioni.</text:span></text:p>
      <text:p text:style-name="P5"/>
      <text:p text:style-name="P5">Le strutture hanno il seguente orario di apertura settimanale:</text:p>
      <text:p text:style-name="P5">MATTINA <text:s/>09:00/13.30 </text:p>
      <text:p text:style-name="P5">POMERIGGIO 15:00/21:00</text:p>
      <text:p text:style-name="P5"/>
      <text:p text:style-name="P5">In ogni struttura troviamo un medico responsabile e un team di medici che possono accedere ai dati sanitari dei vari clienti.</text:p>
      <text:p text:style-name="P5">Ogni cliente può richiedere una visita col medico convenzionato, se il cliente è abbonato alla struttura riceve uno sconto del 30%.</text:p>
      <text:p text:style-name="P5"/>
      <text:p text:style-name="P5">Il medico può stilare due documenti <text:span text:style-name="T2">che possono essere scaricato in PDF</text:span>:</text:p>
      <text:p text:style-name="P6">- un referto medico del paziente;</text:p>
      <text:p text:style-name="P9">- un rapporto sulle condizioni igienic<text:span text:style-name="T2">o-sanitarie della struttura;</text:span></text:p>
      <text:p text:style-name="P7"/>
      <text:p text:style-name="P8">I clienti che avranno accettato il consenso per usare i propri dati personali ai fini promozionali, verranno aggiunti ad una newsletter per eventuali sconti e promozioni. Da questa lista ogni cliente potrà essere rimosso in <text:s/>qualunque momento.</text:p>
      <text:p text:style-name="P8"><text:soft-page-break/>Nelle strutture con hotel i clienti dovranno farsi carico delle spese che riguardano i servizi(pranzo,cena,servizi aggiuntivi, Ecc…) usando uno schermo touch screen usando paypal, inoltre il cliente potrà creare un portafoglio virtuale <text:s/>ricaricabile al posto di paypal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0T13:21:09.046000000</meta:creation-date>
    <dc:date>2019-11-20T13:57:54.067000000</dc:date>
    <meta:editing-duration>PT4M30S</meta:editing-duration>
    <meta:editing-cycles>1</meta:editing-cycles>
    <meta:document-statistic meta:table-count="0" meta:image-count="0" meta:object-count="0" meta:page-count="2" meta:paragraph-count="23" meta:word-count="260" meta:character-count="1716" meta:non-whitespace-character-count="1473"/>
    <meta:generator>LibreOffice/6.3.1.2$Windows_X86_64 LibreOffice_project/b79626edf0065ac373bd1df5c28bd630b4424273</meta:generator>
  </office:meta>
</office:document-meta>
</file>